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atin Modern Sans Demi Cond1" svg:font-family="'Latin Modern Sans Demi Con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353cm" svg:stroke-color="#000000" draw:marker-start-width="0.728cm" draw:marker-end="Arrowheads_20_1" draw:marker-end-width="0.828cm" draw:fill="none" draw:textarea-vertical-align="middle" fo:padding-top="0.3cm" fo:padding-bottom="0.3cm" fo:padding-left="0.425cm" fo:padding-right="0.425cm"/>
    </style:style>
    <style:style style:name="gr2" style:family="graphic" style:parent-style-name="objectwithoutfill">
      <style:graphic-properties draw:stroke="solid" svg:stroke-width="0.353cm" svg:stroke-color="#000000" draw:marker-start="" draw:marker-start-width="0.728cm" draw:marker-end="" draw:marker-end-width="0.828cm" draw:fill="none" draw:textarea-vertical-align="middle" fo:padding-top="0.3cm" fo:padding-bottom="0.3cm" fo:padding-left="0.425cm" fo:padding-right="0.425cm"/>
    </style:style>
    <style:style style:name="gr3" style:family="graphic" style:parent-style-name="objectwithoutfill">
      <style:graphic-properties draw:stroke="dash" draw:stroke-dash="Dash" svg:stroke-width="0.353cm" svg:stroke-color="#000000" draw:marker-start="" draw:marker-start-width="0.728cm" draw:marker-end="" draw:marker-end-width="0.828cm" draw:fill="none" draw:textarea-vertical-align="middle" fo:padding-top="0.3cm" fo:padding-bottom="0.3cm" fo:padding-left="0.425cm" fo:padding-right="0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4cm" fo:min-width="2.9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4cm" fo:min-width="2.296cm"/>
      <style:paragraph-properties style:writing-mode="lr-tb"/>
    </style:style>
    <style:style style:name="gr6" style:family="graphic" style:parent-style-name="standard" style:list-style-name="L1">
      <style:graphic-properties draw:stroke="none" svg:stroke-color="#780373" draw:fill="none" draw:fill-color="#ffffff" draw:textarea-horizontal-align="left" draw:auto-grow-height="true" draw:auto-grow-width="true" fo:min-height="4.764cm" fo:min-width="3.5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4cm" fo:min-width="3.533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4.763cm" fo:min-width="2.817cm"/>
      <style:paragraph-properties style:writing-mode="lr-tb"/>
    </style:style>
    <style:style style:name="gr9" style:family="graphic" style:parent-style-name="objectwithoutfill">
      <style:graphic-properties svg:stroke-width="0.159cm" svg:stroke-color="#000000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10" style:family="graphic" style:parent-style-name="standard">
      <style:graphic-properties svg:stroke-width="0.053cm" svg:stroke-color="#111111" draw:marker-start-width="0.279cm" draw:marker-end-width="0.279cm" draw:fill-color="#780373" draw:textarea-horizontal-align="justify" draw:textarea-vertical-align="middle" draw:auto-grow-height="false" fo:min-height="0.406cm" fo:min-width="0.156cm" fo:padding-top="0.151cm" fo:padding-bottom="0.151cm" fo:padding-left="0.276cm" fo:padding-right="0.276cm"/>
    </style:style>
    <style:style style:name="gr11" style:family="graphic" style:parent-style-name="standard" style:list-style-name="L1">
      <style:graphic-properties draw:stroke="none" svg:stroke-color="#780373" draw:fill="none" draw:fill-color="#ffffff" draw:textarea-horizontal-align="left" draw:auto-grow-height="true" draw:auto-grow-width="true" fo:min-height="4.764cm" fo:min-width="3.50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Latin Modern Sans Demi Cond" fo:font-size="96pt" style:font-size-asian="54pt" style:font-size-complex="54pt"/>
    </style:style>
    <style:style style:name="P3" style:family="paragraph">
      <loext:graphic-properties draw:fill="none" draw:fill-color="#ffffff"/>
      <style:paragraph-properties style:writing-mode="lr-tb"/>
      <style:text-properties style:font-name="Latin Modern Sans Demi Cond" fo:font-size="96pt" style:font-size-asian="48pt" style:font-size-complex="48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780373" loext:opacity="100%" style:font-name="Latin Modern Sans Demi Cond" fo:font-size="96pt" style:font-size-asian="54pt" style:font-size-complex="54pt"/>
    </style:style>
    <style:style style:name="P6" style:family="paragraph">
      <loext:graphic-properties draw:fill="none" draw:fill-color="#ffffff"/>
      <style:paragraph-properties style:writing-mode="lr-tb"/>
      <style:text-properties fo:color="#ea7500" loext:opacity="100%" style:font-name="Latin Modern Sans Demi Cond" fo:font-size="96pt" style:font-size-asian="54pt" style:font-size-complex="5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ea7500" loext:opacity="100%" style:text-position="33% 58%" style:font-name="Latin Modern Sans Demi Cond" fo:font-size="96pt" style:font-size-asian="54pt" style:font-size-complex="54pt"/>
    </style:style>
    <style:style style:name="P8" style:family="paragraph">
      <loext:graphic-properties draw:fill-color="#780373"/>
      <style:paragraph-properties fo:text-align="center"/>
    </style:style>
    <style:style style:name="T1" style:family="text">
      <style:text-properties style:font-name="Latin Modern Sans Demi Cond" fo:font-size="96pt" style:font-size-asian="54pt" style:font-size-complex="54pt"/>
    </style:style>
    <style:style style:name="T2" style:family="text">
      <style:text-properties style:text-position="-8% 58%" style:font-name="Latin Modern Sans Demi Cond" fo:font-size="96pt" style:font-size-asian="54pt" style:font-size-complex="54pt"/>
    </style:style>
    <style:style style:name="T3" style:family="text">
      <style:text-properties style:font-name="Latin Modern Sans Demi Cond" fo:font-size="96pt" style:font-size-asian="48pt" style:font-size-complex="48pt"/>
    </style:style>
    <style:style style:name="T4" style:family="text">
      <style:text-properties fo:font-variant="normal" fo:text-transform="none" fo:color="#780373" loext:opacity="100%" style:text-outline="false" style:text-line-through-style="none" style:text-line-through-type="none" style:text-position="0% 100%" style:font-name="Latin Modern Sans Demi Cond" fo:font-size="96pt" fo:font-style="normal" fo:text-shadow="none" style:text-underline-style="none" fo:font-weight="normal" style:letter-kerning="true" style:font-name-asian="Noto Sans CJK SC" style:font-size-asian="54pt" style:font-style-asian="normal" style:font-weight-asian="normal" style:font-name-complex="Lohit Devanagari" style:font-size-complex="5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80373" loext:opacity="100%" style:text-outline="false" style:text-line-through-style="none" style:text-line-through-type="none" style:text-position="33% 58%" style:font-name="Latin Modern Sans Demi Cond1" fo:font-size="96pt" fo:font-style="normal" fo:text-shadow="none" style:text-underline-style="none" fo:font-weight="normal" style:letter-kerning="true" style:font-name-asian="Latin Modern Sans Demi Cond1" style:font-size-asian="54pt" style:font-style-asian="normal" style:font-weight-asian="normal" style:font-name-complex="Latin Modern Sans Demi Cond1" style:font-size-complex="5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ea7500" loext:opacity="100%" style:text-position="0% 100%" style:font-name="Latin Modern Sans Demi Cond1" fo:font-size="96pt" style:font-name-asian="Latin Modern Sans Demi Cond1" style:font-size-asian="54pt" style:font-name-complex="Latin Modern Sans Demi Cond1" style:font-size-complex="54pt"/>
    </style:style>
    <style:style style:name="T7" style:family="text">
      <style:text-properties fo:font-variant="normal" fo:text-transform="none" fo:color="#ea7500" loext:opacity="100%" style:text-outline="false" style:text-line-through-style="none" style:text-line-through-type="none" style:text-position="33% 58%" style:font-name="Latin Modern Sans Demi Cond" fo:font-size="96pt" fo:font-style="normal" fo:text-shadow="none" style:text-underline-style="none" fo:font-weight="normal" style:letter-kerning="true" style:font-name-asian="Noto Sans CJK SC" style:font-size-asian="54pt" style:font-style-asian="normal" style:font-weight-asian="normal" style:font-name-complex="Lohit Devanagari" style:font-size-complex="5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ea7500" loext:opacity="100%" style:text-outline="false" style:text-line-through-style="none" style:text-line-through-type="none" style:text-position="-8% 58%" style:font-name="Latin Modern Sans Demi Cond1" fo:font-size="96pt" fo:font-style="normal" fo:text-shadow="none" style:text-underline-style="none" fo:font-weight="normal" style:letter-kerning="true" style:font-name-asian="Latin Modern Sans Demi Cond1" style:font-size-asian="54pt" style:font-style-asian="normal" style:font-weight-asian="normal" style:font-name-complex="Latin Modern Sans Demi Cond1" style:font-size-complex="5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5cm" svg:y1="0.75cm" svg:x2="6.426cm" svg:y2="2.962cm">
            <text:p/>
          </draw:line>
          <draw:line draw:style-name="gr2" draw:text-style-name="P1" draw:layer="layout" svg:x1="6.074cm" svg:y1="2.788cm" svg:x2="11cm" svg:y2="5cm">
            <text:p/>
          </draw:line>
        </draw:g>
        <draw:line draw:style-name="gr3" draw:text-style-name="P1" draw:layer="layout" svg:x1="11.184cm" svg:y1="4.975cm" svg:x2="20.616cm" svg:y2="0.576cm">
          <text:p/>
        </draw:line>
        <draw:frame draw:style-name="gr4" draw:text-style-name="P2" draw:layer="layout" svg:width="3.402cm" svg:height="5.014cm" svg:x="1.35cm" svg:y="0.5cm">
          <draw:text-box>
            <text:p><text:span text:style-name="T1">ν</text:span><text:span text:style-name="T2">L</text:span></text:p>
          </draw:text-box>
        </draw:frame>
        <draw:frame draw:style-name="gr4" draw:text-style-name="P2" draw:layer="layout" svg:width="3.402cm" svg:height="5.014cm" svg:x="1.75cm" svg:y="13.101cm">
          <draw:text-box>
            <text:p><text:span text:style-name="T1">ν</text:span><text:span text:style-name="T2">L</text:span></text:p>
          </draw:text-box>
        </draw:frame>
        <draw:frame draw:style-name="gr5" draw:text-style-name="P3" draw:layer="layout" svg:width="2.796cm" svg:height="5.014cm" svg:x="19.8cm" svg:y="0.5cm">
          <draw:text-box>
            <text:p><text:span text:style-name="T3">H</text:span></text:p>
          </draw:text-box>
        </draw:frame>
        <draw:frame draw:style-name="gr5" draw:text-style-name="P3" draw:layer="layout" svg:width="2.796cm" svg:height="5.014cm" svg:x="19.8cm" svg:y="13.386cm">
          <draw:text-box>
            <text:p><text:span text:style-name="T3">H</text:span></text:p>
          </draw:text-box>
        </draw:frame>
        <draw:g>
          <draw:line draw:style-name="gr1" draw:text-style-name="P1" draw:layer="layout" svg:x1="11.1cm" svg:y1="4.9cm" svg:x2="11.1cm" svg:y2="9.3cm">
            <text:p/>
          </draw:line>
          <draw:line draw:style-name="gr2" draw:text-style-name="P1" draw:layer="layout" svg:x1="11.1cm" svg:y1="8.4cm" svg:x2="11.101cm" svg:y2="12.05cm">
            <text:p/>
          </draw:line>
          <draw:line draw:style-name="gr1" draw:text-style-name="P1" draw:layer="layout" svg:x1="11.1cm" svg:y1="15.65cm" svg:x2="11.1cm" svg:y2="11.25cm">
            <text:p/>
          </draw:line>
        </draw:g>
        <draw:g>
          <draw:line draw:style-name="gr1" draw:text-style-name="P1" draw:layer="layout" svg:x1="1.5cm" svg:y1="19.8cm" svg:x2="6.426cm" svg:y2="17.588cm">
            <text:p/>
          </draw:line>
          <draw:line draw:style-name="gr2" draw:text-style-name="P1" draw:layer="layout" svg:x1="6.074cm" svg:y1="17.762cm" svg:x2="11cm" svg:y2="15.55cm">
            <text:p/>
          </draw:line>
        </draw:g>
        <draw:line draw:style-name="gr3" draw:text-style-name="P1" draw:layer="layout" svg:x1="11.184cm" svg:y1="15.499cm" svg:x2="20.616cm" svg:y2="19.898cm">
          <text:p/>
        </draw:line>
        <draw:frame draw:style-name="gr6" draw:text-style-name="P5" draw:layer="layout" svg:width="4.003cm" svg:height="5.014cm" svg:x="9.747cm" svg:y="-0.25cm">
          <draw:text-box>
            <text:p text:style-name="P4"><text:span text:style-name="T4">Y</text:span><text:span text:style-name="T5">Σ</text:span></text:p>
          </draw:text-box>
        </draw:frame>
        <draw:frame draw:style-name="gr7" draw:text-style-name="P6" draw:layer="layout" svg:width="4.033cm" svg:height="5.014cm" svg:x="6.55cm" svg:y="4cm">
          <draw:text-box>
            <text:p><text:span text:style-name="T6">Σ</text:span></text:p>
          </draw:text-box>
        </draw:frame>
        <draw:frame draw:style-name="gr8" draw:text-style-name="P7" draw:layer="layout" svg:width="3.317cm" svg:height="5.013cm" svg:x="12.322cm" svg:y="7.75cm">
          <draw:text-box>
            <text:p text:style-name="P4"><text:span text:style-name="T7">m</text:span><text:span text:style-name="T8">Σ</text:span></text:p>
          </draw:text-box>
        </draw:frame>
        <draw:line draw:style-name="gr9" draw:text-style-name="P1" draw:layer="layout" svg:x1="10.153cm" svg:y1="9.344cm" svg:x2="12cm" svg:y2="11cm">
          <text:p/>
        </draw:line>
        <draw:line draw:style-name="gr9" draw:text-style-name="P1" draw:layer="layout" svg:x1="10.154cm" svg:y1="11cm" svg:x2="12.001cm" svg:y2="9.344cm">
          <text:p/>
        </draw:line>
        <draw:custom-shape draw:style-name="gr10" draw:text-style-name="P8" draw:layer="layout" svg:width="1cm" svg:height="1cm" svg:x="10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cm" svg:height="1cm" svg:x="10.601cm" svg:y="1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4.003cm" svg:height="5.014cm" svg:x="9.748cm" svg:y="15.95cm">
          <draw:text-box>
            <text:p text:style-name="P4"><text:span text:style-name="T4">Y</text:span><text:span text:style-name="T5">Σ</text:span></text:p>
          </draw:text-box>
        </draw:frame>
        <draw:frame draw:style-name="gr7" draw:text-style-name="P6" draw:layer="layout" svg:width="4.033cm" svg:height="5.014cm" svg:x="6.551cm" svg:y="10.4cm">
          <draw:text-box>
            <text:p><text:span text:style-name="T6">Σ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atin Modern Sans Demi Cond1" svg:font-family="'Latin Modern Sans Demi Con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02T19:21:24.894300500</meta:creation-date>
    <dc:date>2020-11-09T20:08:12.153872750</dc:date>
    <meta:editing-duration>PT57M29S</meta:editing-duration>
    <meta:editing-cycles>15</meta:editing-cycles>
    <meta:generator>LibreOffice/7.0.3.1$Linux_X86_64 LibreOffice_project/00$Build-1</meta:generator>
    <meta:document-statistic meta:object-count="25"/>
  </office:meta>
</office:document-meta>
</file>